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top="0cm" fo:margin-bottom="0.4cm"/>
    </style:style>
    <style:style style:name="P4" style:family="paragraph">
      <style:paragraph-properties fo:margin-top="0cm" fo:margin-bottom="0.5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4 Texto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color </text:span></text:p>
                    <text:list>
                      <text:list-item>
                        <text:list>
                          <text:list-item>
                            <text:p text:style-name="P2"><text:span text:style-name="T1">Establece el color del text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direction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Especifica la dirección del texto / dirección de escritura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letter-spacing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Increases or decreases the space between characters in a tex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line-height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Sets the line heigh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text-align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Specifies the horizontal alignment of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 text:style-name="P3"><text:span text:style-name="T1">text-decoration </text:span><text:span text:style-name="T1"><text:tab/></text:span></text:p>
                    <text:list>
                      <text:list-item>
                        <text:list>
                          <text:list-item>
                            <text:p><text:span text:style-name="T1">Specifies the decoration added to tex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1">text-indent </text:span><text:span text:style-name="T1"><text:tab/></text:span></text:p>
                    <text:list>
                      <text:list-item>
                        <text:list>
                          <text:list-item>
                            <text:p><text:span text:style-name="T1">Specifies the indentation of the first line in a text-block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ext-shadow </text:span><text:span text:style-name="T1"><text:tab/></text:span></text:p>
                    <text:list>
                      <text:list-item>
                        <text:list>
                          <text:list-item>
                            <text:p><text:span text:style-name="T1">Specifies the shadow effect added to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ext-transform </text:span><text:span text:style-name="T1"><text:tab/></text:span></text:p>
                    <text:list>
                      <text:list-item>
                        <text:list>
                          <text:list-item>
                            <text:p><text:span text:style-name="T1">Controls the capitalization of tex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ext-overflow </text:span><text:span text:style-name="T1"><text:tab/></text:span></text:p>
                    <text:list>
                      <text:list-item>
                        <text:list>
                          <text:list-item>
                            <text:p><text:span text:style-name="T1">Specifies how overflowed content that is not displayed should be signaled to the user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2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item>
                    <text:p text:style-name="P2"><text:span text:style-name="T1">unicode-bidi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Used together with the direction property to set or return whether the text should be overridden to support multiple languages in the same documen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vertical-align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Sets the vertical alignment of an elemen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white-space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Specifies how white-space inside an element is handle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word-spacing </text:span><text:span text:style-name="T1"><text:tab/></text:span></text:p>
                    <text:list>
                      <text:list-item>
                        <text:list>
                          <text:list-item>
                            <text:p text:style-name="P2"><text:span text:style-name="T1">Increases or decreases the space between words in a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5T13:57:30.341131335</meta:creation-date>
    <meta:editing-duration>PT7M19S</meta:editing-duration>
    <meta:editing-cycles>2</meta:editing-cycles>
    <meta:generator>LibreOffice/6.0.7.3$Linux_X86_64 LibreOffice_project/00m0$Build-3</meta:generator>
    <dc:title>Nature Illustration</dc:title>
    <meta:initial-creator>codefuncode </meta:initial-creator>
    <dc:date>2020-08-25T14:15:36.415674155</dc:date>
    <dc:creator>codefuncode </dc:creator>
    <meta:document-statistic meta:object-count="48"/>
  </office:meta>
</office:document-meta>
</file>